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8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8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8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8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8" style:family="table-cell" style:parent-style-name="Default"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language="en" fo:country="US"/>
      <style:map style:condition="is-true-formula([$Arkusz1.$C$18] = #nazwa?[.D$17])" style:apply-style-name="Urgent" style:base-cell-address="Arkusz1.A12"/>
    </style:style>
    <style:style style:name="ce12" style:family="table-cell" style:parent-style-name="Default">
      <style:table-cell-properties fo:background-color="#4c4c4c"/>
      <style:text-properties fo:color="#ffffff" fo:language="en" fo:country="US"/>
    </style:style>
    <style:style style:name="ce13" style:family="table-cell" style:parent-style-name="Default" style:data-style-name="N36">
      <style:text-properties fo:language="en" fo:country="US"/>
    </style:style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18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18]" style:apply-style-name="Urgent" style:base-cell-address="Arkusz1.D12"/>
    </style:style>
    <style:style style:name="ce16" style:family="table-cell" style:parent-style-name="Default">
      <style:map style:condition="cell-content()=[$Arkusz1.$C$18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18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3" table:default-cell-style-name="ce15"/>
        <table:table-column table:style-name="co3" table:number-columns-repeated="1018" table:default-cell-style-name="ce8"/>
        <table:table-row table:style-name="ro1">
          <table:table-cell table:style-name="ce1" office:value-type="string">
            <text:p>Feature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Version</text:p>
          </table:table-cell>
          <table:table-cell table:style-name="ce14" office:value-type="string">
            <text:p>References</text:p>
          </table:table-cell>
          <table:table-cell table:style-name="ce12" office:value-type="string">
            <text:p>Importance</text:p>
          </table:table-cell>
          <table:table-cell table:style-name="ce12" office:value-type="string">
            <text:p>Outstanding</text:p>
          </table:table-cell>
          <table:table-cell table:style-name="ce12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 can be set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Default" office:value-type="string">
            <text:p>0.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3" office:value-type="string">
            <text:p>0.7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3" office:value-type="string">
            <text:p>0.7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3" office:value-type="string">
            <text:p>0.7</text:p>
          </table:table-cell>
          <table:table-cell table:style-name="ce17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3" office:value-type="string">
            <text:p>0.7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5</text:p>
          </table:table-cell>
          <table:table-cell table:number-columns-repeated="1019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3" office:value-type="string">
            <text:p>1.+</text:p>
          </table:table-cell>
          <table:table-cell table:style-name="ce17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3" office:value-type="string">
            <text:p>0.1</text:p>
          </table:table-cell>
          <table:table-cell table:style-name="ce17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3" office:value-type="string">
            <text:p>0.1</text:p>
          </table:table-cell>
          <table:table-cell table:style-name="ce17"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3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Line color, width, style</text:p>
          </table:table-cell>
          <table:table-cell/>
          <table:table-cell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3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3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Image size, align, padding</text:p>
          </table:table-cell>
          <table:table-cell/>
          <table:table-cell table:style-name="ce13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ustom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table:number-columns-repeated="2"/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Zoo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9" office:value-type="string">
            <text:p>+Zones</text:p>
          </table:table-cell>
          <table:table-cell table:style-name="Default" table:number-columns-repeated="1021"/>
        </table:table-row>
        <table:table-row table:style-name="ro2">
          <table:table-cell table:style-name="ce10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table:number-columns-repeated="2"/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11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2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ut/copy/past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2">
          <table:table-cell table:number-columns-repeated="1022"/>
        </table:table-row>
        <table:table-row table:style-name="ro2">
          <table:table-cell table:number-columns-repeated="1022"/>
        </table:table-row>
      </table:table>
      <table:database-ranges>
        <table:database-range table:target-range-address="Arkusz1.A1:Arkusz1.F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14.04.2011</text:date>, <text:time>14:13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4-14T14:13:19.98</dc:date>
    <dc:creator>Jacek Kołodziejczyk</dc:creator>
    <meta:editing-duration>PT40H13M41S</meta:editing-duration>
    <meta:editing-cycles>28</meta:editing-cycles>
    <meta:document-statistic meta:table-count="1" meta:cell-count="260" meta:object-count="0"/>
  </office:meta>
</office:document-meta>
</file>